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  <style:text-properties fo:color="#ff0000" style:text-outline="true"/>
    </style:style>
    <style:style style:name="P2" style:family="paragraph">
      <style:paragraph-properties fo:text-align="center"/>
      <style:text-properties fo:color="#ff0000" style:text-outline="true" style:font-name="Arial" fo:font-size="128pt" style:font-size-asian="128pt" style:font-size-complex="128pt"/>
    </style:style>
    <style:style style:name="T1" style:family="text">
      <style:text-properties fo:color="#ff0000" style:text-outline="true" style:font-name="Arial" fo:font-size="128pt" style:font-size-asian="128pt" style:font-size-complex="128pt"/>
    </style:style>
    <style:style style:name="gr1" style:family="graphic">
      <style:graphic-properties draw:stroke="none" svg:stroke-color="#ff0000" draw:fill="none" draw:fill-color="#ffffff" draw:opacity="50%" fo:min-height="5.514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2" svg:width="21.732cm" svg:height="5.515cm" draw:transform="rotate (0.785398163397448) translate (-0.642055555555556cm 16.637cm)"><draw:text-box><text:p text:style-name="P1"><text:span text:style-name="T1">_replace_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8T16:06:35</meta:creation-date>
    <dc:date>2012-07-29T09:53:52</dc:date>
    <meta:editing-duration>PT5M15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